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ebas Neue" svg:font-family="'Bebas Neue', Helvetica, Arial, sans-serif"/>
    <style:font-face style:name="Lohit Devanagari1" svg:font-family="'Lohit Devanagari'"/>
    <style:font-face style:name="Roboto Condensed" svg:font-family="'Roboto Condensed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40%" fo:orphans="2" fo:widows="2" fo:text-indent="0cm" style:auto-text-indent="false" fo:break-before="page" fo:padding="0cm" fo:border="none"/>
    </style:style>
    <style:style style:name="P2" style:family="paragraph" style:parent-style-name="Standard" style:list-style-name="L10">
      <style:paragraph-properties fo:margin-left="0cm" fo:margin-right="0cm" fo:margin-top="0cm" fo:margin-bottom="0cm" loext:contextual-spacing="false" fo:line-height="140%" fo:orphans="2" fo:widows="2" fo:text-indent="0cm" style:auto-text-indent="false" fo:break-before="page" fo:padding="0cm" fo:border="none"/>
    </style:style>
    <style:style style:name="P3" style:family="paragraph" style:parent-style-name="Standard" style:list-style-name="L21">
      <style:paragraph-properties fo:margin-left="0cm" fo:margin-right="0cm" fo:margin-top="0cm" fo:margin-bottom="0cm" loext:contextual-spacing="false" fo:line-height="140%" fo:orphans="2" fo:widows="2" fo:text-indent="0cm" style:auto-text-indent="false" fo:break-before="page" fo:padding="0cm" fo:border="none"/>
    </style:style>
    <style:style style:name="P4" style:family="paragraph" style:parent-style-name="Standard">
      <style:text-properties officeooo:rsid="0019e661" officeooo:paragraph-rsid="0019e661"/>
    </style:style>
    <style:style style:name="P5" style:family="paragraph" style:parent-style-name="Standard">
      <style:paragraph-properties fo:break-before="page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000000" style:font-name="Bebas Neue" fo:font-size="36pt" fo:font-style="normal" fo:font-weight="bold" officeooo:rsid="0019e661" officeooo:paragraph-rsid="0019e661" style:font-size-asian="36pt" style:font-size-complex="36pt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officeooo:paragraph-rsid="00073612"/>
    </style:style>
    <style:style style:name="P9" style:family="paragraph" style:parent-style-name="Text_20_body" style:list-style-name="L2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11" style:family="paragraph" style:parent-style-name="Text_20_body" style:list-style-name="L4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12" style:family="paragraph" style:parent-style-name="Text_20_body" style:list-style-name="L5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13" style:family="paragraph" style:parent-style-name="Text_20_body" style:list-style-name="L6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14" style:family="paragraph" style:parent-style-name="Text_20_body" style:list-style-name="L7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15" style:family="paragraph" style:parent-style-name="Text_20_body" style:list-style-name="L8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16" style:family="paragraph" style:parent-style-name="Text_20_body" style:list-style-name="L9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17" style:family="paragraph" style:parent-style-name="Text_20_body" style:list-style-name="L10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18" style:family="paragraph" style:parent-style-name="Text_20_body" style:list-style-name="L11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19" style:family="paragraph" style:parent-style-name="Text_20_body" style:list-style-name="L12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20" style:family="paragraph" style:parent-style-name="Text_20_body" style:list-style-name="L13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21" style:family="paragraph" style:parent-style-name="Text_20_body" style:list-style-name="L14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22" style:family="paragraph" style:parent-style-name="Text_20_body" style:list-style-name="L15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23" style:family="paragraph" style:parent-style-name="Text_20_body" style:list-style-name="L16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24" style:family="paragraph" style:parent-style-name="Text_20_body" style:list-style-name="L17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25" style:family="paragraph" style:parent-style-name="Text_20_body" style:list-style-name="L18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26" style:family="paragraph" style:parent-style-name="Text_20_body" style:list-style-name="L19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27" style:family="paragraph" style:parent-style-name="Text_20_body" style:list-style-name="L20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28" style:family="paragraph" style:parent-style-name="Text_20_body" style:list-style-name="L21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29" style:family="paragraph" style:parent-style-name="Text_20_body" style:list-style-name="L22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30" style:family="paragraph" style:parent-style-name="Text_20_body" style:list-style-name="L23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31" style:family="paragraph" style:parent-style-name="Text_20_body" style:list-style-name="L24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32" style:family="paragraph" style:parent-style-name="Text_20_body" style:list-style-name="L25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33" style:family="paragraph" style:parent-style-name="Text_20_body" style:list-style-name="L26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34" style:family="paragraph" style:parent-style-name="Text_20_body" style:list-style-name="L27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35" style:family="paragraph" style:parent-style-name="Text_20_body" style:list-style-name="L28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36" style:family="paragraph" style:parent-style-name="Text_20_body" style:list-style-name="L29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37" style:family="paragraph" style:parent-style-name="Text_20_body" style:list-style-name="L30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38" style:family="paragraph" style:parent-style-name="Text_20_body" style:list-style-name="L31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39" style:family="paragraph" style:parent-style-name="Text_20_body" style:list-style-name="L32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40" style:family="paragraph" style:parent-style-name="Text_20_body" style:list-style-name="L33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41" style:family="paragraph" style:parent-style-name="Text_20_body" style:list-style-name="L34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42" style:family="paragraph" style:parent-style-name="Text_20_body" style:list-style-name="L35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0a0a0a" style:font-name="Roboto Condensed" fo:font-size="13.5pt" fo:letter-spacing="normal" fo:font-style="italic" fo:font-weight="normal" style:font-style-asian="italic" style:font-style-complex="italic" loext:padding="0cm" loext:border="none"/>
    </style:style>
    <style:style style:name="P44" style:family="paragraph" style:parent-style-name="Text_20_body">
      <style:paragraph-properties fo:margin-top="0cm" fo:margin-bottom="0cm" loext:contextual-spacing="false"/>
      <style:text-properties loext:padding="0cm" loext:border="none"/>
    </style:style>
    <style:style style:name="P45" style:family="paragraph" style:parent-style-name="Text_20_body">
      <style:paragraph-properties fo:margin-top="0cm" fo:margin-bottom="0cm" loext:contextual-spacing="false"/>
      <style:text-properties fo:font-style="italic" style:font-style-asian="italic" style:font-style-complex="italic" loext:padding="0cm" loext:border="none"/>
    </style:style>
    <style:style style:name="P46" style:family="paragraph" style:parent-style-name="Heading_20_1">
      <style:paragraph-properties fo:text-align="center" style:justify-single-word="false"/>
      <style:text-properties fo:font-variant="normal" fo:text-transform="none" fo:color="#000000" style:font-name="Bebas Neue" fo:font-size="36pt" fo:font-style="normal" fo:font-weight="bold" officeooo:rsid="0019e661" officeooo:paragraph-rsid="0019e661" style:font-size-asian="36pt" style:font-size-complex="36pt"/>
    </style:style>
    <style:style style:name="P47" style:family="paragraph" style:parent-style-name="Heading_20_1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0a0a0a" style:font-name="Bebas Neue" fo:font-size="35pt" fo:letter-spacing="normal" fo:font-style="normal" fo:font-weight="bold" style:font-size-asian="35pt" style:font-size-complex="35pt"/>
    </style:style>
    <style:style style:name="P48" style:family="paragraph" style:parent-style-name="Heading_20_1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0a0a0a" style:font-name="Roboto Condensed" fo:font-size="22pt" fo:letter-spacing="normal" fo:font-style="normal" fo:font-weight="bold" style:font-size-asian="22pt" style:font-size-complex="22pt" loext:padding="0cm" loext:border="none"/>
    </style:style>
    <style:style style:name="P49" style:family="paragraph" style:parent-style-name="Heading_20_1">
      <style:paragraph-properties fo:margin-left="0cm" fo:margin-right="0cm" fo:margin-top="0cm" fo:margin-bottom="0cm" loext:contextual-spacing="false" fo:line-height="120%" fo:text-indent="0cm" style:auto-text-indent="false" fo:padding="0cm" fo:border="none"/>
      <style:text-properties fo:font-variant="normal" fo:text-transform="none" style:font-name="Bebas Neue" fo:font-size="35pt" fo:font-style="normal" fo:font-weight="bold" style:font-size-asian="35pt" style:font-size-complex="35pt"/>
    </style:style>
    <style:style style:name="P50" style:family="paragraph" style:parent-style-name="Heading_20_1">
      <style:paragraph-properties fo:margin-left="0cm" fo:margin-right="0cm" fo:line-height="120%" fo:orphans="2" fo:widows="2" fo:text-indent="0cm" style:auto-text-indent="false" fo:padding="0cm" fo:border="none"/>
      <style:text-properties fo:font-variant="normal" fo:text-transform="none" fo:color="#0a0a0a" style:font-name="Roboto Condensed" fo:letter-spacing="normal" fo:font-style="normal" fo:font-weight="bold"/>
    </style:style>
    <style:style style:name="P51" style:family="paragraph" style:parent-style-name="Heading_20_3">
      <style:text-properties fo:font-variant="normal" fo:text-transform="none" fo:color="#0a0a0a" style:font-name="Roboto Condensed" fo:letter-spacing="normal" fo:font-style="normal" fo:font-weight="bold"/>
    </style:style>
    <style:style style:name="P52" style:family="paragraph" style:parent-style-name="Heading_20_3">
      <style:text-properties fo:font-variant="normal" fo:text-transform="none" fo:color="#0a0a0a" style:font-name="Roboto Condensed" fo:font-size="22pt" fo:letter-spacing="normal" fo:font-style="normal" fo:font-weight="bold" style:font-size-asian="22pt" style:font-size-complex="22pt"/>
    </style:style>
    <style:style style:name="P53" style:family="paragraph" style:parent-style-name="Heading_20_3">
      <style:paragraph-properties fo:margin-left="0cm" fo:margin-right="0cm" fo:line-height="120%" fo:orphans="2" fo:widows="2" fo:text-indent="0cm" style:auto-text-indent="false" fo:padding="0cm" fo:border="none"/>
      <style:text-properties fo:font-variant="normal" fo:text-transform="none" fo:color="#0a0a0a" style:font-name="Roboto Condensed" fo:font-size="22pt" fo:letter-spacing="normal" fo:font-style="normal" fo:font-weight="bold" style:font-size-asian="22pt" style:font-size-complex="22pt"/>
    </style:style>
    <style:style style:name="P54" style:family="paragraph" style:parent-style-name="Heading_20_3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0a0a0a" style:font-name="Roboto Condensed" fo:font-size="22pt" fo:letter-spacing="normal" fo:font-style="normal" fo:font-weight="bold" style:font-size-asian="22pt" style:font-weight-asian="bold" style:font-size-complex="22pt" style:font-weight-complex="bold"/>
    </style:style>
    <style:style style:name="T1" style:family="text">
      <style:text-properties fo:font-variant="normal" fo:text-transform="none" fo:color="#0a0a0a" style:font-name="Roboto Condensed" fo:font-size="12pt" fo:letter-spacing="normal" fo:font-style="italic" fo:font-weight="normal" loext:padding="0cm" loext:border="none"/>
    </style:style>
    <style:style style:name="T2" style:family="text">
      <style:text-properties fo:font-variant="normal" fo:text-transform="none" fo:color="#0a0a0a" style:font-name="Roboto Condensed" fo:font-size="13.5pt" fo:letter-spacing="normal" fo:font-style="normal" fo:font-weight="bold"/>
    </style:style>
    <style:style style:name="T3" style:family="text">
      <style:text-properties fo:font-variant="normal" fo:text-transform="none" fo:color="#0a0a0a" style:font-name="Roboto Condensed" fo:font-size="13.5pt" fo:letter-spacing="normal" fo:font-style="normal" fo:font-weight="normal"/>
    </style:style>
    <style:style style:name="T4" style:family="text">
      <style:text-properties fo:font-variant="normal" fo:text-transform="none" fo:color="#0a0a0a" style:font-name="Roboto Condensed" fo:font-size="13.5pt" fo:letter-spacing="normal" fo:font-style="italic" fo:font-weight="normal"/>
    </style:style>
    <style:style style:name="T5" style:family="text">
      <style:text-properties fo:font-variant="normal" fo:text-transform="none" fo:color="#0a0a0a" style:font-name="Roboto Condensed" fo:font-size="13.5pt" fo:letter-spacing="normal" fo:font-style="italic" fo:font-weight="normal" loext:padding="0cm" loext:border="none"/>
    </style:style>
    <style:style style:name="T6" style:family="text">
      <style:text-properties fo:font-variant="normal" fo:text-transform="none" fo:color="#0a0a0a" style:font-name="Roboto Condensed" fo:letter-spacing="normal" fo:font-style="normal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left" style:number-wrapped-paragraphs="no-limit" style:vertical-pos="from-top" style:vertical-rel="paragraph" style:horizontal-pos="from-left" style:horizontal-rel="paragraph" fo:padding="0cm" fo:border="none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/>
      <text:h text:style-name="P46" text:outline-level="1"/>
      <text:h text:style-name="P46" text:outline-level="1"/>
      <text:p text:style-name="P6"/>
      <text:h text:style-name="P46" text:outline-level="1">Program Pirátů v Zastupitelstvu </text:h>
      <text:h text:style-name="P46" text:outline-level="1">hl. m. Prahy</text:h>
      <text:h text:style-name="P46" text:outline-level="1"><text:line-break/>pro volební období </text:h>
      <text:h text:style-name="P46" text:outline-level="1">2018–2022</text:h>
      <text:p text:style-name="P4"/>
      <text:p text:style-name="P5"><draw:frame draw:style-name="fr1" draw:name="Rámec17" text:anchor-type="paragraph" svg:width="18.944cm" draw:z-index="14"><draw:text-box fo:min-height="0.508cm"><text:h text:style-name="P47" text:outline-level="1">Doprava</text:h></draw:text-box></draw:frame><draw:frame draw:style-name="fr2" draw:name="Rámec18" text:anchor-type="paragraph" svg:x="0.055cm" svg:y="1.85cm" svg:width="16.406cm" draw:z-index="15"><draw:text-box fo:min-height="3.353cm"><text:p text:style-name="P8"><text:span text:style-name="Emphasis"><text:span text:style-name="T1">Zvýšíme plynulost dopravy podporou kapacitních a nejméně prostorově náročných druhů dopravy, zejména metra, vlaků a tramvají. Chceme MHD dostupnější, pohodlnější a jednoduše použitelnou nejen pro Pražany, ale i pro návštěvníky Prahy. V oblasti automobilové dopravy zlepšíme veřejnou kontrolu investic a oprav infrastruktury.</text:span></text:span></text:p></draw:text-box></draw:frame></text:p>
      <text:p text:style-name="Standard"/>
      <text:h text:style-name="P53" text:outline-level="3"/>
      <text:h text:style-name="P53" text:outline-level="3"><text:bookmark text:name="zlepšíme-dostupnost-a-kvalitu-mhd-pro-všechny"/>Zlepšíme dostupnost a kvalitu MHD pro všechny</text:h>
      <text:list xml:id="list1519776481" text:style-name="L2">
        <text:list-item>
          <text:p text:style-name="P9"><text:span text:style-name="Strong_20_Emphasis"><text:span text:style-name="T2"><text:s/>Podporujeme rozvoj tramvajových tratí ve všech oblastech Prahy</text:span></text:span><text:span text:style-name="T3">. Prioritou je odlehčit tramvajové dopravě v centru města. Vrátíme tramvaj na Václavské náměstí a dobudujeme tramvajový okruh kolem centra města.Budování tramvajových tratí neznamená snižování počtu parkovacích míst.</text:span></text:p>
        </text:list-item>
        <text:list-item>
          <text:p text:style-name="P9"><text:span text:style-name="Strong_20_Emphasis"><text:span text:style-name="T2"><text:s/>Urychlíme budování městských železničních linek</text:span></text:span><text:span text:style-name="T3">. Prioritou je trať propojující Prahu s letištěm a s Kladnem (ideálně přímo, bez zajížďky).</text:span></text:p>
        </text:list-item>
        <text:list-item>
          <text:p text:style-name="P9"><text:span text:style-name="Strong_20_Emphasis"><text:span text:style-name="T2"><text:s/>Zmodernizujeme odbavovací systém a zastropujeme jízdné</text:span></text:span><text:span text:style-name="T3">. Odbavit se v metru nebo autobusu bude možné např. za pomoci platební karty nebo aplikace v chytrém mobilu (NFC) bez nutnosti tisknout papírový lístek. Společně s modernizací odbavovacího systému nastavíme pravidla tak, abyste na konci dne nezaplatili více, než je nutné, jako třeba v Londýně nebo v Ostravě.</text:span></text:p>
        </text:list-item>
        <text:list-item>
          <text:p text:style-name="P9"><text:span text:style-name="Strong_20_Emphasis"><text:span text:style-name="T2"><text:s/>Zvýšíme kapacitu tramvajové dopravy, zvýšíme počet míst k sezení</text:span></text:span><text:span text:style-name="T3">. Kde to bude možné, prodloužíme délku tramvajových souprav. Dohlédneme na dostatečnou hustotu provozu, efektivní nakládání s vozovým parkem a řádné soutěže na nová vozidla. Zveřejníme údaje o aktuální poloze spojů MHD, aby cestující zbytečně nečekali na zpožděné nebo vynechané spoje.</text:span></text:p>
        </text:list-item>
        <text:list-item>
          <text:p text:style-name="P9"><text:span text:style-name="Strong_20_Emphasis"><text:span text:style-name="T2"><text:s/>Podpoříme stavbu metra D.</text:span></text:span><text:span text:style-name="T3"> Spojení Prahy 4 a 12 metrem D patří mezi prioritní dopravní stavby v Praze. Metro D nebude další sestra Blanky.</text:span></text:p>
        </text:list-item>
        <text:list-item>
          <text:p text:style-name="P9"><text:span text:style-name="Strong_20_Emphasis"><text:span text:style-name="T2"><text:s/>Zlevníme měsíční časové jízdenky na 400 Kč</text:span></text:span><text:span text:style-name="T3"> - Rozdíl v ceně roční a měsíční jízdenky je nesmyslně velký. Pro sociálně slabší občany je někdy obtížné zaplatit několik tisíc za roční jízdenku najednou, a proto jezdí dráž.</text:span></text:p>
        </text:list-item>
      </text:list>
      <text:p text:style-name="P7"><text:soft-page-break/><text:span text:style-name="T3"/></text:p>
      <text:h text:style-name="P54" text:outline-level="3"><text:bookmark text:name="zlepšíme-situaci-v-oblasti-parkování"/>Zlepšíme situaci v oblasti parkování</text:h>
      <text:list xml:id="list973326898" text:style-name="L3">
        <text:list-item>
          <text:p text:style-name="P10"><text:span text:style-name="Strong_20_Emphasis"><text:span text:style-name="T2"><text:s/>Zasadíme se o zvýšení počtu parkovacích míst tam, kde to Pražané potřebují</text:span></text:span><text:span text:style-name="T3">. V řadě lokalit je nedostatek parkovacích míst pro rezidenty největším problémem, který je potřeba řešit.</text:span></text:p>
        </text:list-item>
        <text:list-item>
          <text:p text:style-name="P10"><text:span text:style-name="Strong_20_Emphasis"><text:span text:style-name="T2"><text:s/>Vybudujeme záchytná kapacitní parkoviště pro krátkodobé i dlouhodobé stání návštěvníků.</text:span></text:span><text:span text:style-name="T3"> Je nutné, aby záchytná parkoviště na hranicích i mimo území Prahy byla dobře propojena s kapacitní hromadnou dopravou.</text:span></text:p>
        </text:list-item>
        <text:list-item>
          <text:p text:style-name="P10"><text:span text:style-name="Strong_20_Emphasis"><text:span text:style-name="T2"><text:s/>Parkování jednoduše. Zjednodušíme systém parkovacích zón.</text:span></text:span><text:span text:style-name="T3"> Otevřeme data o využití parkovacích míst. To umožní tvořit aplikace, která uživatele snadno navede na volné parkovací místo.</text:span></text:p>
        </text:list-item>
        <text:list-item>
          <text:p text:style-name="P10"><text:span text:style-name="Strong_20_Emphasis"><text:span text:style-name="T2"><text:s/>Zaparkuje u vás návštěva i řemeslník</text:span></text:span><text:span text:style-name="T3">. Rezidenti získají každý rok určitý počet hodin parkování zdarma pro návštěvy ve vybrané oblasti. Nebudete tedy muset platit drahé parkování řemeslníkovi nebo složitě vymýšlet, kam poslat zaparkovat návštěvu.</text:span></text:p>
        </text:list-item>
      </text:list>
      <text:p text:style-name="P7"><text:span text:style-name="T3"/></text:p>
      <text:h text:style-name="P54" text:outline-level="3"><text:bookmark text:name="investice-do-silniční-infrastruktury-budou-pokračovat"/>Investice do silniční infrastruktury budou pokračovat</text:h>
      <text:list xml:id="list858960038" text:style-name="L4">
        <text:list-item>
          <text:p text:style-name="P11"><text:span text:style-name="Strong_20_Emphasis"><text:span text:style-name="T2"><text:s/>Urychlíme dobudování Městského (vnitřního) okruhu a nutných návazných komunikací</text:span></text:span><text:span text:style-name="T3">. Městský okruh je důležitým nástrojem pro omezení automobilové dopravy v centru města. Měl by být tedy dostavěn a využíván. Podpoříme variantu, která bude vyhodnocena jako nejlepší na základě odborného posudku zahrnující mj. analýzu přínosů a nákladů. V návaznosti na dobudování okruhu a další infrastruktury provedeme opatření mající za cíl další zlepšení podmínek pro život v centru. Okruh by měla využívat i MHD a to včetně částí pod zemí.</text:span></text:p>
        </text:list-item>
        <text:list-item>
          <text:p text:style-name="P11"><text:span text:style-name="Strong_20_Emphasis"><text:span text:style-name="T2"><text:s/>Spolu s našimi zástupci v parlamentu budeme usilovat o urychlenou dostavbu Pražského okruhu</text:span></text:span><text:span text:style-name="T3">. Podpoříme řešení okruhu, které se ukáže jako nejvhodnější z hlediska dopadů na obyvatele, bezpečnosti dopravy, nákladů, termínu realizace, atd. Cílem je vyvést tranzitní, zejména kamionovou dopravu z Prahy.</text:span></text:p>
        </text:list-item>
        <text:list-item>
          <text:p text:style-name="P11"><text:soft-page-break/><text:span text:style-name="Strong_20_Emphasis"><text:span text:style-name="T2"><text:s/>Napravíme vnitřní zadluženost na dopravní infrastruktuře</text:span></text:span><text:span text:style-name="T3">. Nechceme další spadlé mosty. Opravy infrastruktury budeme provádět koordinovaně a efektivně, aby nedocházelo k zablokování celých čtvrtí a opakovaným opravám v krátkém časovém intervalu.</text:span></text:p>
          <text:p text:style-name="P11"><text:span text:style-name="T3"/></text:p>
        </text:list-item>
      </text:list>
      <text:h text:style-name="P54" text:outline-level="3"><text:bookmark text:name="podporujeme-moderní-a-ekologické-způsoby-dopravy"/>Podporujeme moderní a ekologické způsoby dopravy</text:h>
      <text:list xml:id="list2824921382" text:style-name="L5">
        <text:list-item>
          <text:p text:style-name="P12"><text:span text:style-name="Strong_20_Emphasis"><text:span text:style-name="T2"><text:s/>Podpoříme smysluplnou elektrifikaci dopravy</text:span></text:span><text:span text:style-name="T3">. Budeme zavádět elektrobusy a trolejbusy tam, kde to bude mít ekonomický a ekologický smysl. Budoucnost vidíme i v rozumně nastavených systémech pro sdílení elektrických vozidel. Podpoříme vybudování infrastruktury pro nabíjení v nových hromadných garážích.</text:span></text:p>
          <text:p text:style-name="P12"><text:span text:style-name="T3"/></text:p>
        </text:list-item>
      </text:list>
      <text:h text:style-name="P54" text:outline-level="3"><text:bookmark text:name="cyklisté-jsou-náš-respektovaný-partner"/>Cyklisté jsou náš respektovaný partner</text:h>
      <text:list xml:id="list2541370359" text:style-name="L6">
        <text:list-item>
          <text:p text:style-name="P13"><text:span text:style-name="Strong_20_Emphasis"><text:span text:style-name="T2"><text:s/>Prosadíme budování nových cyklistických magistrál, které umožní bezpečný a rychlý provoz cyklistů beze strachu, že se střetnou s auty</text:span></text:span><text:span text:style-name="T3">. Důležité je, aby cyklostezky byly osvětlené veřejným osvětlením, což umožní jejich využívání i mimo sezónu.</text:span></text:p>
        </text:list-item>
        <text:list-item>
          <text:p text:style-name="P13"><text:span text:style-name="Strong_20_Emphasis"><text:span text:style-name="T2"><text:s/>Připravíme stojanový program a budeme rozvíjet spolupráci města s poskytovateli sdílení kol</text:span></text:span><text:span text:style-name="T3">. V oblasti bikesharingu je třeba zajistit, aby odstavená kola neobtěžovala chodce.</text:span></text:p>
        </text:list-item>
        <text:list-item>
          <text:p text:style-name="P13"><text:span text:style-name="Strong_20_Emphasis"><text:span text:style-name="T2"><text:s/>Budeme budovat nová propojení na místě historických polních cest</text:span></text:span><text:span text:style-name="T3">. Tím zajistíme pohodlné propojení i okrajových městských částí.</text:span></text:p>
        </text:list-item>
      </text:list>
      <text:p text:style-name="P7"><text:span text:style-name="T3"/></text:p>
      <text:p text:style-name="P1"><draw:frame draw:style-name="fr1" draw:name="Rámec3" text:anchor-type="paragraph" svg:width="18.988cm" draw:z-index="0"><draw:text-box fo:min-height="1.482cm"><text:h text:style-name="P47" text:outline-level="1">Kultura, památková péče a cestovní ruch</text:h></draw:text-box></draw:frame><draw:frame draw:style-name="fr2" draw:name="Rámec4" text:anchor-type="paragraph" svg:x="0.011cm" svg:y="1.852cm" svg:width="17.046cm" draw:z-index="1"><draw:text-box fo:min-height="1.341cm"><text:p text:style-name="P7"><text:span text:style-name="Emphasis"><text:span text:style-name="T1">Podpoříme kulturu odspodu a pořádání akcí ve veřejném prostoru s důrazem na komunitní akce, a to vše bez zbytečné byrokracie. Jako Piráti si ceníme památek a kulturního dědictví, chceme raději opravovat než bourat.</text:span></text:span></text:p></draw:text-box></draw:frame><text:span text:style-name="T3"/></text:p>
      <text:p text:style-name="P7"><text:span text:style-name="T3"/></text:p>
      <text:p text:style-name="Text_20_body"><text:line-break/></text:p>
      <text:h text:style-name="P54" text:outline-level="3"><text:bookmark text:name="kultura-odspodu-a-ve-veřejném-prostoru"/>Kultura odspodu a ve veřejném prostoru</text:h>
      <text:list xml:id="list501691391" text:style-name="L7">
        <text:list-item>
          <text:p text:style-name="P14"><text:span text:style-name="Strong_20_Emphasis"><text:span text:style-name="T2"><text:s/>Podpoříme občany v pořádání kulturních a sousedských akcí</text:span></text:span><text:span text:style-name="T3">. Zjednodušíme byrokracii potřebnou pro krátkodobé zábory veřejných prostranství a podpoříme komunitní akce menších rozměrů.</text:span></text:p>
        </text:list-item>
        <text:list-item>
          <text:p text:style-name="P14"><text:span text:style-name="Strong_20_Emphasis"><text:span text:style-name="T2"><text:s/>Zkulturníme veřejné prostory instalací uměleckých děl</text:span></text:span><text:span text:style-name="T3">. Provedeme inventarizaci uměleckých děl ve veřejném prostoru a zasadíme se o jejich restaurování a údržbu.</text:span></text:p>
        </text:list-item>
      </text:list>
      <text:h text:style-name="P53" text:outline-level="3"><text:bookmark text:name="transparentní-financování-kultury"/>Transparentní financování kultury</text:h>
      <text:list xml:id="list3838138737" text:style-name="L8">
        <text:list-item>
          <text:p text:style-name="P15"><text:span text:style-name="Strong_20_Emphasis"><text:span text:style-name="T2"><text:s/>Zprůhledníme hospodaření kulturních příspěvkových organizací</text:span></text:span><text:span text:style-name="T3">. U příspěvkových organizací zajistíme větší nezávislost na politické moci, aby nedocházelo k ovlivňování fungování organizace a jejich struktur.</text:span></text:p>
        </text:list-item>
        <text:list-item>
          <text:p text:style-name="P15"><text:span text:style-name="Strong_20_Emphasis"><text:span text:style-name="T2"><text:s/>Umožníme žádat o granty alespoň dvakrát ročně</text:span></text:span><text:span text:style-name="T3">. Zastavíme rozdělování peněz mimo grantová kola a obcházení odborných komisí</text:span></text:p>
        </text:list-item>
      </text:list>
      <text:h text:style-name="P53" text:outline-level="3"><text:bookmark text:name="architektura-a-památková-péče"/>Architektura a památková péče</text:h>
      <text:list xml:id="list970301769" text:style-name="L9">
        <text:list-item>
          <text:p text:style-name="P16"><text:span text:style-name="Strong_20_Emphasis"><text:span text:style-name="T2"><text:s/>Architektonické a urbanistické soutěže</text:span></text:span><text:span text:style-name="T3"> u veřejných staveb považujeme jako nezbytný standard, kde cena nesmí být hlavním kritériem.</text:span></text:p>
        </text:list-item>
        <text:list-item>
          <text:p text:style-name="P16"><text:span text:style-name="Strong_20_Emphasis"><text:span text:style-name="T2"><text:s/>Pojďme raději opravovat než bourat</text:span></text:span><text:span text:style-name="T3">. Vyhlásíme urbanisticko-architektonickou soutěž na řešení areálu Výstaviště a zasadíme se o dostavbu vyhořelého křídla Průmyslového paláce.</text:span></text:p>
        </text:list-item>
      </text:list>
      <text:h text:style-name="P53" text:outline-level="3"><text:bookmark text:name="zdravý-rozvoj-turismu"/><text:soft-page-break/>Zdravý rozvoj turismu</text:h>
      <text:list xml:id="list3399724993" text:style-name="L10">
        <text:list-item>
          <text:p text:style-name="P17"><text:span text:style-name="Strong_20_Emphasis"><text:span text:style-name="T2"><text:s/>Odstraníme turistické pasti</text:span></text:span><text:span text:style-name="T3">. Nechceme se stydět před zahraničními návštěvami. Skoncujeme s podvodnými směnárnami, taxikáři okrádající turisty a dalšími obchodníky těžících z neznalostí návštěvníků města.</text:span></text:p>
        </text:list-item>
        <text:list-item>
          <text:p text:style-name="P17"><text:span text:style-name="Strong_20_Emphasis"><text:span text:style-name="T2"><text:s/>Centrum města nejen pro turisty</text:span></text:span><text:span text:style-name="T3">. Podpoříme komunitní život v centru města a budeme se snažit omezit nevhodné chování turistů v těchto lokalitách, aby zde občané mohli normálně žít a pracovat.</text:span></text:p>
          <text:p text:style-name="P2"><draw:frame draw:style-name="fr1" draw:name="Rámec5" text:anchor-type="paragraph" svg:width="19.009cm" draw:z-index="2"><draw:text-box fo:min-height="1.482cm"><text:h text:style-name="P49" text:outline-level="1">Moderní město</text:h></draw:text-box></draw:frame><draw:frame draw:style-name="fr2" draw:name="Rámec6" text:anchor-type="paragraph" svg:x="0.034cm" svg:y="1.787cm" svg:width="17.87cm" draw:z-index="3"><draw:text-box fo:min-height="2.244cm"><text:p text:style-name="P7"><text:span text:style-name="Emphasis"><text:span text:style-name="T5">Moderní město se pozná podle dobré funkčnosti v každém detailu. Namísto řešení problémů, které Pražany netrápí, chceme řešit věci, které doopravdy chybí či jim není věnována patřičná pozornost.</text:span></text:span></text:p><text:p text:style-name="P44"/></draw:text-box></draw:frame><text:span text:style-name="T3"/></text:p>
          <text:p text:style-name="P17"><text:span text:style-name="T3"/></text:p>
        </text:list-item>
      </text:list>
      <text:p text:style-name="P7"/>
      <text:h text:style-name="P52" text:outline-level="3"><text:bookmark text:name="kvalitní-veřejný-prostor"/>Kvalitní veřejný prostor</text:h>
      <text:list xml:id="list2456309462" text:style-name="L11">
        <text:list-item>
          <text:p text:style-name="P18"><text:span text:style-name="Strong_20_Emphasis"><text:span text:style-name="T2"><text:s/>Zkoordinujeme uzavírky silnic a veřejných prostranství</text:span></text:span><text:span text:style-name="T3"> tak, aby co nejméně obtěžovaly občany. Městské firmy a instituce donutíme spolupracovat. Nedopustíme nepromyšlené uzavírky.</text:span></text:p>
        </text:list-item>
        <text:list-item>
          <text:p text:style-name="P18"><text:span text:style-name="Strong_20_Emphasis"><text:span text:style-name="T2"><text:s/>Zjednodušíme a zrychlíme proces získávání povolení pro zábory veřejných prostranství</text:span></text:span><text:span text:style-name="T3">, třeba pro předzahrádky.</text:span></text:p>
        </text:list-item>
        <text:list-item>
          <text:p text:style-name="P18"><text:span text:style-name="T3"><text:s/>Namísto zbytečností typu chytré lavičky </text:span><text:span text:style-name="Strong_20_Emphasis"><text:span text:style-name="T2">nainstalujeme mobiliář, který je ve městě potřeba, jako jsou například pítka či cyklostojany</text:span></text:span><text:span text:style-name="T3">. Též nezapomeneme na průběžnou údržbu stávajícího mobiliáře.</text:span></text:p>
        </text:list-item>
      </text:list>
      <text:h text:style-name="P53" text:outline-level="3"><text:bookmark text:name="moderní-služby-občanům"/>Moderní služby občanům</text:h>
      <text:list xml:id="list1877449619" text:style-name="L12">
        <text:list-item>
          <text:p text:style-name="P19"><text:span text:style-name="Strong_20_Emphasis"><text:span text:style-name="T2"><text:s/>Poplatky městu i městským firmám sjednotíme do jednoho portálu</text:span></text:span><text:span text:style-name="T3">. Vznikne Prague market, kde na jednom místě bude možné koupit parkovací kartu, kupón do MHD či zaplatit poplatky. Tento portál propojíme s portálem občana provozovaným MVČR.</text:span></text:p>
        </text:list-item>
        <text:list-item>
          <text:p text:style-name="P19"><text:span text:style-name="Strong_20_Emphasis"><text:span text:style-name="T2"><text:s/>Sjednotíme postup žádostí a získávání dotací</text:span></text:span><text:span text:style-name="T3"> tak, aby bylo jasné, kolik který subjekt dostává od magistrátu a kolik od městských částí. Také budeme evidovat podporu od městských firem.</text:span></text:p>
        </text:list-item>
        <text:list-item>
          <text:p text:style-name="P19"><text:span text:style-name="Strong_20_Emphasis"><text:span text:style-name="T2"><text:s/>Zdigitalizujeme úřední procesy</text:span></text:span><text:span text:style-name="T3"> a odlehčíme tím občanům i úředníkům. Vylepšíme informační servis pro občany tak, aby měli snadný přístup k relevantním informacím ze svého okolí. Budeme například včas informovat o údržbě komunikací, aby se na ni mohli občané připravit. Dále také umožníme přihlášení k odběru relevantních zpráv na úředních deskách městských částí i magistrátu. Je na občanovi, zda chce být informován e-mailem, mobilní aplikací, SMS či prostřednictvím RSS.</text:span></text:p>
        </text:list-item>
      </text:list>
      <text:h text:style-name="P53" text:outline-level="3"><text:bookmark text:name="sdílení-vědomostí"/><text:soft-page-break/>Sdílení vědomostí</text:h>
      <text:list xml:id="list488333970" text:style-name="L13">
        <text:list-item>
          <text:p text:style-name="P20"><text:span text:style-name="T3"><text:s/>Díky principu open source </text:span><text:span text:style-name="Strong_20_Emphasis"><text:span text:style-name="T2">budeme už jednou zakázkově vyvinutý software lépe sdílet s městskými částmi</text:span></text:span><text:span text:style-name="T3">. Např. není potřeba, aby každá městská část platila za rozklikávací rozpočet. Tím dojde ke snížení nákladů na IT služby.</text:span></text:p>
        </text:list-item>
        <text:list-item>
          <text:p text:style-name="P20"><text:span text:style-name="T3"><text:s/>Stejně tak chceme naše investice sdílet s dalšími obcemi v ČR, proto </text:span><text:span text:style-name="Strong_20_Emphasis"><text:span text:style-name="T2">vstoupíme do spolku Otevřená města</text:span></text:span><text:span text:style-name="T3">, který se specializuje na sdílení IT nákladů a podporu open source software.</text:span></text:p>
        </text:list-item>
        <text:list-item>
          <text:p text:style-name="P20"><text:span text:style-name="T3"><text:s/>Do strategie města jsme již prosadili </text:span><text:span text:style-name="Strong_20_Emphasis"><text:span text:style-name="T2">otevřené vzdělávací zdroje</text:span></text:span><text:span text:style-name="T3">. Princip open access budeme i nadále rozvíjet.</text:span></text:p>
        </text:list-item>
      </text:list>
      <text:p text:style-name="Text_20_body"/>
      <text:p text:style-name="P5"><draw:frame draw:style-name="fr1" draw:name="Rámec7" text:anchor-type="paragraph" svg:width="19.009cm" draw:z-index="4"><draw:text-box fo:min-height="1.482cm"><text:h text:style-name="P49" text:outline-level="1">Otevřená radnice</text:h></draw:text-box></draw:frame><draw:frame draw:style-name="fr2" draw:name="Rámec8" text:anchor-type="paragraph" svg:x="0.034cm" svg:y="1.748cm" svg:width="18.965cm" draw:z-index="5"><draw:text-box fo:min-height="3.485cm"><text:p text:style-name="P7"><text:span text:style-name="Emphasis"><text:span text:style-name="T5">Uděláme z Prahy nejtransparentnější město v Česku. Dnes má Praha problém hlavně s neprůhlednými městskými firmami, které hospodaří s desítkami miliard korun ročně. Občané a protikorupční analytici musí mít k dispozici dostatek informací, aby mohli politiky a úředníky kontrolovat. Zapojíme občany do rozhodování o městě.</text:span></text:span></text:p><text:p text:style-name="P44"/></draw:text-box></draw:frame></text:p>
      <text:h text:style-name="P52" text:outline-level="3"><text:bookmark text:name="všechno-to-zveřejníme"/>Všechno to zveřejníme</text:h>
      <text:list xml:id="list3706511151" text:style-name="L14">
        <text:list-item>
          <text:p text:style-name="P21"><text:span text:style-name="Strong_20_Emphasis"><text:span text:style-name="T2"><text:s/>Ukážeme data veřejnosti.</text:span></text:span><text:span text:style-name="T3"> Přehled faktur a nájemních smluv, analýzy, které si město nechává zpracovat - to vše a mnohé další údaje budou na portálu otevřených dat.</text:span></text:p>
        </text:list-item>
        <text:list-item>
          <text:p text:style-name="P21"><text:span text:style-name="Strong_20_Emphasis"><text:span text:style-name="T2"><text:s/>Zavedeme rozklikávací rozpočet až na úroveň faktur.</text:span></text:span><text:span text:style-name="T3"> Občané tak budou mít dokonalý přehled o tom, za co město utrácí jejich peníze.</text:span></text:p>
        </text:list-item>
        <text:list-item>
          <text:p text:style-name="P21"><text:span text:style-name="Strong_20_Emphasis"><text:span text:style-name="T2"><text:s/>Zveřejníme majetková přiznání politiků.</text:span></text:span><text:span text:style-name="T3"> Každý bude moci kontrolovat, že zastupitelé nezískávají v souvislosti se svou funkcí neoprávněné výhody.</text:span></text:p>
        </text:list-item>
      </text:list>
      <text:h text:style-name="P53" text:outline-level="3"><text:bookmark text:name="odpovědné-hospodaření"/>Odpovědné hospodaření</text:h>
      <text:list xml:id="list174477633" text:style-name="L15">
        <text:list-item>
          <text:p text:style-name="P22"><text:span text:style-name="Strong_20_Emphasis"><text:span text:style-name="T2"><text:s/>Vypovíme nevýhodné nájemní smlouvy na nebytové prostory v centru Prahy.</text:span></text:span><text:span text:style-name="T3"> Praha na nich ztrácí desítky milionů korun ročně. Pronájmy budeme inzerovat na realitních webech, aby se přihlásilo co nejvíce uchazečů.</text:span></text:p>
        </text:list-item>
        <text:list-item>
          <text:p text:style-name="P22"><text:span text:style-name="Strong_20_Emphasis"><text:span text:style-name="T2"><text:s/>Zajistíme větší konkurenci u veřejných zakázek.</text:span></text:span><text:span text:style-name="T3"> Pomocí otevřených řízení, dostatečných lhůt pro přihlášení a nepřemrštěných požadavků pro účast umožníme účast ve výběrových řízení všem zájemcům. Tím dosáhneme lepších cen i kvalitnějších služeb.</text:span></text:p>
        </text:list-item>
        <text:list-item>
          <text:p text:style-name="P22"><text:span text:style-name="Strong_20_Emphasis"><text:span text:style-name="T2"><text:s/>Zavedeme osobní odpovědnost úředníků i politiků, zprůhledníme úřední procesy.</text:span></text:span><text:span text:style-name="T3"> Nastavíme na Magistrátu projektové řízení tak, aby bylo jasné, kdo je odpovědný za jednotlivé kroky. Na jednání Rady zavedeme jmenovité hlasování – aby občané věděli, jak kdo hlasoval.</text:span></text:p>
        </text:list-item>
      </text:list>
      <text:h text:style-name="P53" text:outline-level="3"><text:bookmark text:name="fungující-městské-firmy"/><text:soft-page-break/>Fungující městské firmy</text:h>
      <text:list xml:id="list4034236241" text:style-name="L16">
        <text:list-item>
          <text:p text:style-name="P23"><text:span text:style-name="Strong_20_Emphasis"><text:span text:style-name="T2"><text:s/>Stop politickým trafikám.</text:span></text:span><text:span text:style-name="T3"> Funkce v městských firmách budeme obsazovat transparentním způsobem, funkcionáři budou muset prokazovat, že odvádějí reálnou práci.</text:span></text:p>
        </text:list-item>
        <text:list-item>
          <text:p text:style-name="P23"><text:span text:style-name="Strong_20_Emphasis"><text:span text:style-name="T2"><text:s/>Schválíme vlastnickou politiku města.</text:span></text:span><text:span text:style-name="T3"> Vedení firem bude hodnoceno a odměňováno podle schopnosti naplňovat předem stanovené cíle.</text:span></text:p>
        </text:list-item>
        <text:list-item>
          <text:p text:style-name="P23"><text:span text:style-name="Strong_20_Emphasis"><text:span text:style-name="T2"><text:s/>Ztransparentníme městské firmy​, které hospodaří s desítkami miliard korun ročně.</text:span></text:span><text:span text:style-name="T3"> Zajistíme, aby aktivně zveřejňovaly všechny důležité informace, které nespadají pod obchodní tajemství. Už se nebudou účelově vyhýbat zveřejňování smluv.</text:span></text:p>
        </text:list-item>
      </text:list>
      <text:h text:style-name="P53" text:outline-level="3"><text:bookmark text:name="participace--spoluúčast-občanů-na-rozhodování"/>Participace – spoluúčast občanů na rozhodování</text:h>
      <text:list xml:id="list2266636720" text:style-name="L17">
        <text:list-item>
          <text:p text:style-name="P24"><text:span text:style-name="Strong_20_Emphasis"><text:span text:style-name="T2"><text:s/>Agenda občanských podnětů.</text:span></text:span><text:span text:style-name="T3"> Občanské podněty nezůstanou bez odpovědi. Veřejné vedení agendy umožní i ostatním občanům vidět všechny podněty včetně jejich řešení. Zásadní podněty budou zařazovány na jednání výborů, komisí i zastupitelstva.</text:span></text:p>
        </text:list-item>
        <text:list-item>
          <text:p text:style-name="P24"><text:span text:style-name="Strong_20_Emphasis"><text:span text:style-name="T2"><text:s/>Ankety.</text:span></text:span><text:span text:style-name="T3"> Ankety a dotazníky umožní analyzovat skutečné potřeby občanů města.</text:span></text:p>
        </text:list-item>
        <text:list-item>
          <text:p text:style-name="P24"><text:span text:style-name="Strong_20_Emphasis"><text:span text:style-name="T2"><text:s/>Veřejné besedy.</text:span></text:span><text:span text:style-name="T3"> K aktuálním problémům nebo záměrům metropole budeme pořádat veřejné besedy za účasti odborné i laické veřejnosti.</text:span></text:p>
        </text:list-item>
        <text:list-item>
          <text:p text:style-name="P24"><text:span text:style-name="Strong_20_Emphasis"><text:span text:style-name="T2"><text:s/>Participativní rozpočty.</text:span></text:span><text:span text:style-name="T3"> Část městských peněz bude rozdělena na projekty iniciované občany.</text:span></text:p>
        </text:list-item>
      </text:list>
      <text:p text:style-name="Text_20_body"/>
      <text:p text:style-name="P5"><draw:frame draw:style-name="fr1" draw:name="Rámec9" text:anchor-type="paragraph" svg:width="18.965cm" draw:z-index="6"><draw:text-box fo:min-height="1.482cm"><text:h text:style-name="P47" text:outline-level="1">Školství, sport a volný čas</text:h></draw:text-box></draw:frame></text:p>
      <text:h text:style-name="P51" text:outline-level="3"><draw:frame draw:style-name="fr2" draw:name="Rámec10" text:anchor-type="paragraph" svg:x="0.055cm" svg:y="0.192cm" svg:width="16.958cm" draw:z-index="7"><draw:text-box fo:min-height="2.122cm"><text:p text:style-name="P7"><text:span text:style-name="Emphasis"><text:span text:style-name="T1">Pražské školy vychovávají budoucí občany schopné se prosadit v rychle se měnících podmínkách, zdaleka ne jen pro potřeby pracovního trhu. Budeme školám poskytovat dostatek financí na mzdy, provoz a meziškolní aktivity, ale i na profesní rozvoj učitelů a na zavedení a rozvoj inovativních vzdělávacích směrů podle poptávky Pražanů.</text:span></text:span></text:p></draw:text-box></draw:frame></text:h>
      <text:h text:style-name="P51" text:outline-level="3"/>
      <text:h text:style-name="P51" text:outline-level="3"/>
      <text:h text:style-name="P52" text:outline-level="3"><text:bookmark text:name="více-peněz-na-kvalitu-vzdělání-méně-na-zbytečnosti"/>Více peněz na kvalitu vzdělání, méně na zbytečnosti.</text:h>
      <text:list xml:id="list3214824298" text:style-name="L18">
        <text:list-item>
          <text:p text:style-name="P25"><text:span text:style-name="Strong_20_Emphasis"><text:span text:style-name="T2"><text:s/>Podpoříme platy zaměstnanců škol nad rámec tarifů</text:span></text:span><text:span text:style-name="T3">. Je třeba kompenzovat výši životních nákladů v Praze učitelům i ostatním zaměstnancům škol.</text:span></text:p>
        </text:list-item>
        <text:list-item>
          <text:p text:style-name="P25"><text:span text:style-name="Strong_20_Emphasis"><text:span text:style-name="T2"><text:s/>Podpoříme školy v přístupu k smysluplnému celoživotnímu vzdělávání pedagogů</text:span></text:span><text:span text:style-name="T3"> a ve využívání nových znalostí ke zvyšování kvality. Budeme cíleně přispívat na vzdělávání učitelů v inovativních formách výuky (i v zahraničí) a následně podporovat trvalé zavedení těchto metod do běžné výuky.</text:span></text:p>
        </text:list-item>
        <text:list-item>
          <text:p text:style-name="P25"><text:span text:style-name="Strong_20_Emphasis"><text:span text:style-name="T2"><text:s/>Co nejvíce času na pedagogickou práci, co nejméně peněz do kanálu</text:span></text:span><text:span text:style-name="T3">. Zajistíme školám zdroje na kvalitní administrativu, aby ředitelé a učitelé měli co nejvíce času na žáky a pedagogickou práci. Zajistíme školám přístup ke kvalitnímu software a elektronickým výukovým materiálům bez zbytečných nákladů.</text:span></text:p>
        </text:list-item>
        <text:list-item>
          <text:p text:style-name="P25"><text:span text:style-name="Strong_20_Emphasis"><text:span text:style-name="T2"><text:s/>Zkušenosti získané mimo školu jsou stejně důležité</text:span></text:span><text:span text:style-name="T3">. Podpoříme účast pražských škol ve studentských soutěžích v národním a mezinárodním měřítku. Budeme podporovat, finančně i organizačně, zahraniční spolupráci a studijní pobyty žáků podle poptávky.</text:span></text:p>
        </text:list-item>
      </text:list>
      <text:h text:style-name="P53" text:outline-level="3"><text:bookmark text:name="inovativní-vzdělávání-do-veřejných-škol"/>Inovativní vzdělávání do veřejných škol</text:h>
      <text:list xml:id="list4213060451" text:style-name="L19">
        <text:list-item>
          <text:p text:style-name="P26"><text:span text:style-name="Strong_20_Emphasis"><text:span text:style-name="T2"><text:s/>Nejsme všichni stejní. Chceme poskytnout různorodost vzdělávání i v rámci jedné školy</text:span></text:span><text:span text:style-name="T3">. Podpoříme inovativní vzdělávací cesty v mateřských, základních a středních školách, aby co nejvíce škol mohlo a umělo vyhovět poptávce. Budeme podporovat ověřené způsoby vzdělávání, které udržují a posilují pozitivní vztah žáků ke vzdělání, pracují s pozitivní motivací a vyučují pro život místo „pro testy“.</text:span></text:p>
        </text:list-item>
        <text:list-item>
          <text:p text:style-name="P26"><text:soft-page-break/><text:span text:style-name="Strong_20_Emphasis"><text:span text:style-name="T2"><text:s/>Prosadíme otevřená výběrová řízení na místa ředitelů jako normu</text:span></text:span><text:span text:style-name="T3"> a budeme vybírat ředitele kvalitní, s ambiciozní a moderní vizí rozvoje školy. Nebudeme dosazovat ředitele po známosti ani podle tradice, ale na základě odbornosti a vize v souladu s dlouhodobou strategií vzdělávání města a městských částí.</text:span></text:p>
        </text:list-item>
        <text:list-item>
          <text:p text:style-name="P26"><text:span text:style-name="Strong_20_Emphasis"><text:span text:style-name="T2"><text:s/>Základem je komunikace a zpětná vazba</text:span></text:span><text:span text:style-name="T3">. Podpoříme komunikační platformy pro pedagogy k setkávání a sdílení zkušeností mezi sebou i podobné platformy pro funkční komunikaci rodičů a škol. Budeme se starat o funkčnost školních rad a zastoupení rodičů v nich.</text:span></text:p>
        </text:list-item>
      </text:list>
      <text:h text:style-name="P53" text:outline-level="3"><text:bookmark text:name="zajistíme-dostatečné-kapacity"/>Zajistíme dostatečné kapacity</text:h>
      <text:list xml:id="list84278737" text:style-name="L20">
        <text:list-item>
          <text:p text:style-name="P27"><text:span text:style-name="Strong_20_Emphasis"><text:span text:style-name="T2"><text:s/>Podpoříme zajišťování kapacit mateřských škol a ve zřizování dětských skupin k péči pro předškolní děti</text:span></text:span><text:span text:style-name="T3">. Kromě toho zlepšíme kapacity i kvalitu služeb školních kuchyní, jídelen a družin. Ve spolupráci s městskými částmi se pokusíme zajistit, aby provozní doba školek odpovídala potřebám rodičů v místě.</text:span></text:p>
        </text:list-item>
        <text:list-item>
          <text:p text:style-name="P27"><text:span text:style-name="Strong_20_Emphasis"><text:span text:style-name="T2"><text:s/>Pražské střední školy pracují i pro regiony</text:span></text:span><text:span text:style-name="T3">. Praha má zastropovanou kapacitu míst na gymnáziích ze strany MŠMT, což podle nás jde proti zájmu Prahy i celé země. Budeme s MŠMT vyjednávat možnosti rozšiřování kapacit pražských gymnázií a středních škol vůbec.</text:span></text:p>
        </text:list-item>
      </text:list>
      <text:h text:style-name="P53" text:outline-level="3"><text:bookmark text:name="volný-čas-a-sport"/>Volný čas a sport</text:h>
      <text:list xml:id="list211625495" text:style-name="L21">
        <text:list-item>
          <text:p text:style-name="P28"><text:span text:style-name="Strong_20_Emphasis"><text:span text:style-name="T2"><text:s/>Veřejné peníze transparentně podle pravidel</text:span></text:span><text:span text:style-name="T3">, především do zařízení a sportovišť podle demografického vývoje. Budeme iniciovat a podpoříme výstavbu sportovišť, komunitních center a dalších zařízení pro volnočasové aktivity tak, aby bylo zajištěno jejich co největší využití. Dohlédneme, aby smlouvy s provozovateli byly kvalitní, jasné, výhodné pro občany Prahy a bez obstrukcí vypověditelné.</text:span></text:p>
        </text:list-item>
        <text:list-item>
          <text:p text:style-name="P28"><text:span text:style-name="Strong_20_Emphasis"><text:span text:style-name="T2"><text:s/>Provozní dotace spolků, sportovních klubů a podobných organizací podmíníme transparentností příjemců a zacílením na děti a mládež</text:span></text:span><text:span text:style-name="T3">.</text:span></text:p>
          <text:p text:style-name="P3"><draw:frame draw:style-name="fr1" draw:name="Rámec11" text:anchor-type="paragraph" svg:width="18.988cm" draw:z-index="8"><draw:text-box fo:min-height="1.482cm"><text:h text:style-name="P47" text:outline-level="1">Územní rozvoj, bydlení a sociální služby</text:h></draw:text-box></draw:frame><draw:frame draw:style-name="fr2" draw:name="Rámec12" text:anchor-type="paragraph" svg:x="0.034cm" svg:y="1.771cm" svg:width="17.023cm" draw:z-index="9"><draw:text-box fo:min-height="3.574cm"><text:h text:style-name="P48" text:outline-level="1"><text:bookmark text:name="bydlení-dostupné-pro-všechny"/>Bydlení dostupné pro všechny</text:h><text:p text:style-name="P7"><text:span text:style-name="Emphasis"><text:span text:style-name="T1">Pražané v současné době čelí prudkému nárůstu cen nájemního i vlastnického bydlení. Trend nárůstu cen za bydlení je důsledkem nezvládnutého politického a administrativního řízení bytové politiky ze strany státu, magistrátu i některých městských částí. Ve volebním období 2018 - 2022 chceme učinit kroky potřebné pro zastavení tohoto trendu.</text:span></text:span></text:p></draw:text-box></draw:frame><text:span text:style-name="T3"/></text:p>
          <text:p text:style-name="P28"><text:span text:style-name="T3"/></text:p>
        </text:list-item>
      </text:list>
      <text:h text:style-name="P51" text:outline-level="3"/>
      <text:h text:style-name="P52" text:outline-level="3"/>
      <text:h text:style-name="P52" text:outline-level="3"><text:bookmark text:name="město-a-občané-určují-směr"/>Město a občané určují směr</text:h>
      <text:list xml:id="list2768843205" text:style-name="L22">
        <text:list-item>
          <text:p text:style-name="P29"><text:span text:style-name="Strong_20_Emphasis"><text:span text:style-name="T2"><text:s/>Naplánujeme dlouhodobou strategii rozvoje města</text:span></text:span><text:span text:style-name="T3">, která přetrvá více než jedno volební období. Uzemní plány nesmí být psány dle zadání developerů. Město musí mít vlastní představu a záměr. Je zcela nezbytné, aby město při jednání s developery mělo k dispozici potřebné nástroje, tj. jasné a čitelné strategie, které stanoví limity, a ukážou příležitosti pro další výstavbu.</text:span></text:p>
        </text:list-item>
        <text:list-item>
          <text:p text:style-name="P29"><text:span text:style-name="Strong_20_Emphasis"><text:span text:style-name="T2"><text:s/>Zpracujeme ucelenou koncepci přeměny brownfieldů.</text:span></text:span><text:span text:style-name="T3"> Nedostatečně využívané nemovitosti jsou příležitostí pro ozdravění Prahy parky a zástavbou ve vnitřním městě. Koncepce bude založena na modelu sociální koheze: nové byty a nebytové prostory nesmí být určeny výhradně těm nejmajetnějším, ale i nižší a střední třídě.</text:span></text:p>
        </text:list-item>
        <text:list-item>
          <text:p text:style-name="P29"><text:span text:style-name="Strong_20_Emphasis"><text:span text:style-name="T2"><text:s/>Přijmeme regulační plány, které do budoucna zamezí dohadům o podobě nové výstavby v Praze. </text:span></text:span><text:span text:style-name="T3">Občané se budou na tvorbě plánů přímo podílet. Developeři již nebudou moci stavět na přelidněných sídlištích, kde chybí obchody, doktoři a školky.</text:span></text:p>
        </text:list-item>
      </text:list>
      <text:h text:style-name="P53" text:outline-level="3"><text:bookmark text:name="férová-pravidla-pro-všechny-hráče-na-trhu"/>Férová pravidla pro všechny hráče na trhu</text:h>
      <text:list xml:id="list3278468178" text:style-name="L23">
        <text:list-item>
          <text:p text:style-name="P30"><text:span text:style-name="Strong_20_Emphasis"><text:span text:style-name="T2"><text:s/>Urychlíme proces stavebního řízení.</text:span></text:span><text:span text:style-name="T3"> Nikdo by neměl být nucen obíhat úřady pro 42 razítek. Zdigitalizujeme agendu tak, aby úřady a odbory sdílely data a co nejvíce úkonů bylo možné provádět přes internet.</text:span></text:p>
        </text:list-item>
        <text:list-item>
          <text:p text:style-name="P30"><text:span text:style-name="Strong_20_Emphasis"><text:span text:style-name="T2"><text:s/>Zajistíme, aby se developeři podíleli na nákladech na infrastrukturu v nově budovaných částech města.</text:span></text:span><text:span text:style-name="T3"> Dnes developer shrábne všechny zisky a náklady platí město. Změny územního plánu jsou někdy nutné, ale je třeba, aby byly výhodné hlavně pro občany města</text:span></text:p>
        </text:list-item>
        <text:list-item>
          <text:p text:style-name="P30"><text:soft-page-break/><text:span text:style-name="Strong_20_Emphasis"><text:span text:style-name="T2"><text:s/>Podpoříme družstva, baugruppe a jiné alternativy ke komerční výstavbě bytů.</text:span></text:span><text:span text:style-name="T3"> Podle Pirátů lze stavět i jinak než jen na zisk. V Praze je dostatek malých pozemků a proluk, na kterých se velkým hráčům stavět ani nevyplatí. Město by mělo v takových případech pomoci družstvům a skupinám budoucích nájemníků s financováním a administrativou stavebních projektů.</text:span></text:p>
        </text:list-item>
      </text:list>
      <text:h text:style-name="P53" text:outline-level="3"><text:bookmark text:name="smysluplné-užití-městských-bytů-a-domů"/>Smysluplné užití městských bytů a domů</text:h>
      <text:list xml:id="list4208421062" text:style-name="L24">
        <text:list-item>
          <text:p text:style-name="P31"><text:span text:style-name="Strong_20_Emphasis"><text:span text:style-name="T2"><text:s/>Sociální bydlení pro potřebné.</text:span></text:span><text:span text:style-name="T3"> Zastavíme současnou praxi, kdy město pronajímá levně byty lidem, kteří mají peněz dostatek. Byty přednostně pronajmeme lidem ohroženým bytovou nouzí, ale i učitelům, zdravotníkům, policistům nebo hasičům, kteří jsou podle nás státem nedostatečně finančně ohodnoceni.</text:span></text:p>
        </text:list-item>
        <text:list-item>
          <text:p text:style-name="P31"><text:span text:style-name="Strong_20_Emphasis"><text:span text:style-name="T2"><text:s/>Privatizaci bytového fondu dáme smysl.</text:span></text:span><text:span text:style-name="T3"> Zanalyzujeme její dosavadní průběh a její dlouhodobou udržitelnost. Prodeje městských bytů musí mít jasné cíle a měřitelné finanční i nefinanční výhody.</text:span></text:p>
        </text:list-item>
        <text:list-item>
          <text:p text:style-name="P31"><text:span text:style-name="Strong_20_Emphasis"><text:span text:style-name="T2"><text:s/>Zmapujeme nevyužívané objekty ve vlastnictví města a vdechneme jim nový život.</text:span></text:span><text:span text:style-name="T3"> Dnes nevyužívané objekty podpoří ve městě občanskou vybavenost. Tam, kde se počítá s dlouhodobější transformací, zavedeme praxi dočasného využití, jako se to povedlo v Karlíně nebo v Hybernské.</text:span></text:p>
        </text:list-item>
      </text:list>
      <text:h text:style-name="P50" text:outline-level="1"><text:bookmark text:name="praha-co-se-stará"/>Praha, co se stará</text:h>
      <text:p text:style-name="P7"><text:span text:style-name="Emphasis"><text:span text:style-name="T4">Už v současnosti je každý pátý obyvatel Prahy seniorského věku a žijí zde i lidé, kteří se nachází v obtížné životní situaci. Nechceme a nesmíme se zbavit odpovědnosti; chceme Prahu, která je tu pro všechny, nejen pro ty, kteří jsou na vrcholu sil a finančně dobře zajištěni.</text:span></text:span></text:p>
      <text:h text:style-name="P53" text:outline-level="3"><text:bookmark text:name="poskytneme-pomoc-potřebným"/>Poskytneme pomoc potřebným</text:h>
      <text:list xml:id="list598663016" text:style-name="L25">
        <text:list-item>
          <text:p text:style-name="P32"><text:span text:style-name="Strong_20_Emphasis"><text:span text:style-name="T2"><text:s/>Budeme řešit příčiny i důsledky bezdomovectví.</text:span></text:span><text:span text:style-name="T3"> Vytvoříme koncepci prevence ztráty bydlení a dostupného bydlení pro všechny. Těm, kteří se na ulici ocitnou, nabídneme pomocnou ruku při návratu do společnosti. Společnost na tom ve výsledku vydělá sociálně i </text:span><text:soft-page-break/><text:span text:style-name="T3">ekonomicky. Zasadíme se o vyšší počet denních stacionářů pro lidi bez domova, kde s nimi budou stále ve styku sociální pracovníci.</text:span></text:p>
        </text:list-item>
        <text:list-item>
          <text:p text:style-name="P32"><text:span text:style-name="Strong_20_Emphasis"><text:span text:style-name="T2"><text:s/>Odstraníme z Prahy bariéry podle schválené koncepce města.</text:span></text:span><text:span text:style-name="T3"> Navýšíme počty bytů zvláštního určení rozptýlených po celé Praze, ne soustředěných jen v novostavbách na periferii. Starší lidé i ti zdravotně znevýhodnění si zaslouží trvalou péči a pomoc v domácím prostředí.</text:span></text:p>
        </text:list-item>
        <text:list-item>
          <text:p text:style-name="P32"><text:span text:style-name="Strong_20_Emphasis"><text:span text:style-name="T2"><text:s/>Vytvoříme službu městského koordinátora pro klienty vyžadující péči na zdravotně sociálním pomezí.</text:span></text:span><text:span text:style-name="T3"> Koordinátor pomůže potřebným a jejich rodinám s orientací v nepřehledném prostředí zdravotních a sociálních služeb a zajistí integraci například pobytových služeb, terénní sociální práce, volnočasových aktivit i sítě praktických lékařů. Po vzoru Švédska maximálně zjednodušíme systém z pohledu občana.</text:span></text:p>
        </text:list-item>
      </text:list>
      <text:h text:style-name="P53" text:outline-level="3"><text:bookmark text:name="zabráníme-mezigenerační-segregaci"/>Zabráníme mezigenerační segregaci</text:h>
      <text:list xml:id="list2816066163" text:style-name="L26">
        <text:list-item>
          <text:p text:style-name="P33"><text:span text:style-name="Strong_20_Emphasis"><text:span text:style-name="T2"><text:s/>Budeme rozvíjet domovy pro seniory, mezigenerační komunitní domy a sdílené bydlení.</text:span></text:span><text:span text:style-name="T3"> Inspirací jsou pro nás západní modely, kde se prolíná bydlení studentů, mladých rodin, seniorů i vozíčkářů. Chceme zabránit vzniku ghett a izolovaných komunit, naším cílem je město, kde spolu žijí lidé všech generací.</text:span></text:p>
        </text:list-item>
        <text:list-item>
          <text:p text:style-name="P33"><text:span text:style-name="Strong_20_Emphasis"><text:span text:style-name="T2"><text:s/>Nabídneme volnočasové aktivity mladým lidem ze všech socioekonomických vrstev. </text:span></text:span><text:span text:style-name="T3">Podporujeme rozvoj sportovních aktivit mládeže, volnočasových spolků i nízkoprahových center. Nechceme jen dotovat drahé komerční turnaje sportovních hvězd, ale hlavně finančně pomáhat malým místním mládežnickým klubům a asociacím.</text:span></text:p>
        </text:list-item>
        <text:list-item>
          <text:p text:style-name="P33"><text:span text:style-name="Strong_20_Emphasis"><text:span text:style-name="T2"><text:s/>Zapojíme seniory do rozhodování.</text:span></text:span><text:span text:style-name="T3"> Poskytneme starším generacím platformy, skrze které mohou participovat na zásadních rozhodnutích o směřování Prahy. Těm, co chtějí, nabídneme kurzy počítačové gramotnosti. Ostatním nabídneme alternativy k zapojení se i bez počítače; digitalizace má spojovat, ne rozdělovat.</text:span></text:p>
        </text:list-item>
      </text:list>
      <text:p text:style-name="Text_20_body"/>
      <text:p text:style-name="P5"><draw:frame draw:style-name="fr1" draw:name="Rámec13" text:anchor-type="paragraph" svg:width="18.988cm" draw:z-index="10"><draw:text-box fo:min-height="1.482cm"><text:h text:style-name="P49" text:outline-level="1">Zdravotnictví a bezpečnost</text:h></draw:text-box></draw:frame><draw:frame draw:style-name="fr2" draw:name="Rámec14" text:anchor-type="paragraph" svg:x="0.034cm" svg:y="1.771cm" svg:width="18.965cm" draw:z-index="11"><draw:text-box fo:min-height="2.692cm"><text:p text:style-name="P43">Praha začne koncepčně řídit péči o zdraví a bezpečnost svých obyvatel pomocí existujících dostupných dat. Postavíme se čelem k aktuálním zdravotním rizikům pro občany velkoměsta. Namísto drahé a zbytečné šikany nasměrujeme peníze tam, kde jsou reálně potřeba.</text:p><text:p text:style-name="P45"/></draw:text-box></draw:frame></text:p>
      <text:h text:style-name="P51" text:outline-level="3"/>
      <text:h text:style-name="P51" text:outline-level="3"/>
      <text:h text:style-name="P51" text:outline-level="3"/>
      <text:h text:style-name="P52" text:outline-level="3"><text:bookmark text:name="koncepční-přístup-k-aktuálním-rizikům"/>Koncepční přístup k aktuálním rizikům</text:h>
      <text:list xml:id="list1932632057" text:style-name="L27">
        <text:list-item>
          <text:p text:style-name="P34"><text:span text:style-name="Strong_20_Emphasis"><text:span text:style-name="T2"><text:s/>Finančně podpoříme agentury domácí péče a vznik mobilních hospiců ve všech částech města</text:span></text:span><text:span text:style-name="T3">, tak aby lidé se zdravotně-sociálními problémy měli možnost zůstat doma namísto stěhování do léčebny. To platí i pro péči o umírající, kde změny založíme na analýze reálné potřeby paliativní péče v Praze z dat onkologického registru.</text:span></text:p>
        </text:list-item>
        <text:list-item>
          <text:p text:style-name="P34"><text:span text:style-name="Strong_20_Emphasis"><text:span text:style-name="T2"><text:s/>Zajistíme koncepční řešení epidemie HIV, zneužívání návykových látek a dětské obezity</text:span></text:span><text:span text:style-name="T3"> v Praze s využitím zahraničních zkušeností a důrazem na prevenci rizik a minimalizaci následných dopadů.</text:span></text:p>
        </text:list-item>
        <text:list-item>
          <text:p text:style-name="P34"><text:span text:style-name="Strong_20_Emphasis"><text:span text:style-name="T2"><text:s/>Postaráme se o duševní zdraví obyvatel Prahy</text:span></text:span><text:span text:style-name="T3">. Strádání duševní je podle nás stejně nebezpečné jako strádání fyzické. Podpoříme programy vzdělávání o duševním zdraví, programy prevence a včasné diagnostiky duševních onemocnění. Pražané již nemohou být jen strojem na práci, musí mít možnost vést plnohodnotný život bez nadbytečného stresu.</text:span></text:p>
        </text:list-item>
        <text:list-item>
          <text:p text:style-name="P34"><text:span text:style-name="Strong_20_Emphasis"><text:span text:style-name="T2"><text:s/>Zvýšíme transparentnost</text:span></text:span><text:span text:style-name="T3"> výběrových řízení na nové lékařské praxe chybějících odborností a dotací pro projekty podpory zdraví. Tam, kde je to potřeba pro zachování kontinuity, nastavíme koncepční víceleté financování namísto jednoletých grantů.</text:span></text:p>
        </text:list-item>
      </text:list>
      <text:h text:style-name="P53" text:outline-level="3"><text:bookmark text:name="nebudeme-ignorovat-problémy-nemocnic"/>Nebudeme ignorovat problémy nemocnic</text:h>
      <text:list xml:id="list2916731343" text:style-name="L28">
        <text:list-item>
          <text:p text:style-name="P35"><text:span text:style-name="Strong_20_Emphasis"><text:span text:style-name="T2"><text:s/>Zastavíme zadlužování Nemocnice Na Františku</text:span></text:span><text:span text:style-name="T3"> výběrem nového ředitele v otevřeném výběrového řízení s důrazem na odbornost a zkušenosti. V součinnosti se zdravotními pojišťovnami změníme strukturu zdravotní péče na tu, která v Praze chybí (například paliativní péče nebo porodní dům).</text:span></text:p>
        </text:list-item>
        <text:list-item>
          <text:p text:style-name="P35"><text:soft-page-break/><text:span text:style-name="Strong_20_Emphasis"><text:span text:style-name="T2"><text:s/>Zajistíme rekonstrukci Nemocnice Na Bulovce</text:span></text:span><text:span text:style-name="T3"> pomocí otevřených a transparentních výběrových řízení na stavební zakázky ve spolupráci s Ministerstvem zdravotnictví.</text:span></text:p>
        </text:list-item>
        <text:list-item>
          <text:p text:style-name="P35"><text:span text:style-name="Strong_20_Emphasis"><text:span text:style-name="T2"><text:s/>Zkrátíme čekací lhůty</text:span></text:span><text:span text:style-name="T3"> na pohotovosti optimalizací jejich sítě. V noci a o víkendu je lepší dojet na vzdálenější pohotovost s garantovanou kratší dobou čekání pro pacienty, než čekat dlouho na pohotovosti v docházkové vzdálenosti.</text:span></text:p>
        </text:list-item>
        <text:list-item>
          <text:p text:style-name="P35"><text:span text:style-name="Strong_20_Emphasis"><text:span text:style-name="T2"><text:s/>Podpoříme bezplatné dárce krve</text:span></text:span><text:span text:style-name="T3"> a poskytneme jim slevu na MHD.</text:span></text:p>
        </text:list-item>
      </text:list>
      <text:h text:style-name="P53" text:outline-level="3"><text:bookmark text:name="smysluplná-opatření-místo-šikany"/>Smysluplná opatření místo šikany</text:h>
      <text:list xml:id="list19165585" text:style-name="L29">
        <text:list-item>
          <text:p text:style-name="P36"><text:span text:style-name="Strong_20_Emphasis"><text:span text:style-name="T2"><text:s/>Podpoříme efektivní regulaci hazardu</text:span></text:span><text:span text:style-name="T3">, která jej odstraní z okolí sociálně vyloučených lokalit a zároveň nezpůsobí bujení zdraví škodlivého nezdaněného nelegálního hraní.</text:span></text:p>
        </text:list-item>
        <text:list-item>
          <text:p text:style-name="P36"><text:span text:style-name="Strong_20_Emphasis"><text:span text:style-name="T2"><text:s/>Zmírníme tzv. protialkoholní vyhlášku</text:span></text:span><text:span text:style-name="T3">, tak aby bylo možné si na Petříně udělat piknik s lahví vína. Noční hluk a kriminalitu v centru omezíme osvětou a důsledným vymáháním stávajících pravidel.</text:span></text:p>
        </text:list-item>
        <text:list-item>
          <text:p text:style-name="P36"><text:span text:style-name="Strong_20_Emphasis"><text:span text:style-name="T2"><text:s/>Vyřešíme problémy lidí bez domova</text:span></text:span><text:span text:style-name="T3"> zavedením sociálních programů podle zkušeností a praxe z jiných měst. Umožníme jim dostat se z ulice a vrátit se do společnosti.</text:span></text:p>
        </text:list-item>
      </text:list>
      <text:h text:style-name="P53" text:outline-level="3"><text:bookmark text:name="nasměrujeme-peníze-tam-kde-jsou-potřeba"/>Nasměrujeme peníze tam, kde jsou potřeba</text:h>
      <text:list xml:id="list4000583759" text:style-name="L30">
        <text:list-item>
          <text:p text:style-name="P37"><text:span text:style-name="Strong_20_Emphasis"><text:span text:style-name="T2"><text:s/>Zkrotíme zakázky na městský kamerový systém</text:span></text:span><text:span text:style-name="T3">, protože již do něj bylo investováno velmi mnoho bez vyhodnocení účelnosti investice.</text:span></text:p>
        </text:list-item>
        <text:list-item>
          <text:p text:style-name="P37"><text:span text:style-name="Strong_20_Emphasis"><text:span text:style-name="T2"><text:s/>Zajistíme více strážníků</text:span></text:span><text:span text:style-name="T3"> na problémových místech dle statistik a vybavení vozů městské policie vnějšími i vnitřními kamerami a přenosnými přístroji na měření hluku. Zahájíme pilotní projekt kamer umístěných na oděvu strážníků.</text:span></text:p>
        </text:list-item>
        <text:list-item>
          <text:p text:style-name="P37"><text:span text:style-name="Strong_20_Emphasis"><text:span text:style-name="T2"><text:s/>Podpoříme kvalitní programy prevence</text:span></text:span><text:span text:style-name="T3"> kriminality mládeže a programy zaměřené na elektronickou bezpečnost mládeže na jednotlivých městských částech.</text:span></text:p>
        </text:list-item>
        <text:list-item>
          <text:p text:style-name="P37"><text:span text:style-name="Strong_20_Emphasis"><text:span text:style-name="T2"><text:s/>Podpoříme profesionální i dobrovolné hasiče</text:span></text:span><text:span text:style-name="T3"> stanovením jasných podmínek pro obnovu techniky.</text:span></text:p>
        </text:list-item>
      </text:list>
      <text:p text:style-name="Text_20_body"/>
      <text:p text:style-name="P5"><draw:frame draw:style-name="fr1" draw:name="Rámec15" text:anchor-type="paragraph" svg:width="18.988cm" draw:z-index="12"><draw:text-box fo:min-height="1.482cm"><text:h text:style-name="P47" text:outline-level="1">Životní prostředí</text:h></draw:text-box></draw:frame><draw:frame draw:style-name="fr2" draw:name="Rámec16" text:anchor-type="paragraph" svg:x="0.034cm" svg:y="1.924cm" svg:width="18.965cm" draw:z-index="13"><draw:text-box fo:min-height="2.623cm"><text:p text:style-name="P7"><text:span text:style-name="Emphasis"><text:span text:style-name="T1">Zdravé životní prostředí je základem pro to, aby se Pražanům dobře žilo. Budeme bojovat proti přehřívání města, znečisťování ovzduší a rušivým vlivům, které člověka nenechají v klidu spát. Politiku životního prostředí stavíme na přirozené motivaci, respektu a účasti veřejnosti.</text:span></text:span></text:p></draw:text-box></draw:frame></text:p>
      <text:p text:style-name="Text_20_body"/>
      <text:h text:style-name="P52" text:outline-level="3"><text:bookmark text:name="proti-vedrům-více-stromů-a-vodních-ploch"/>Proti vedrům více stromů a vodních ploch</text:h>
      <text:list xml:id="list2846580718" text:style-name="L31">
        <text:list-item>
          <text:p text:style-name="P38"><text:span text:style-name="T3"><text:s/>Vysadíme </text:span><text:span text:style-name="Strong_20_Emphasis"><text:span text:style-name="T2">více stromů v pražských ulicích.</text:span></text:span><text:span text:style-name="T3"> Zasadíme se o kvalitní náhradní výsadbu za pokácené stromy.</text:span></text:p>
        </text:list-item>
        <text:list-item>
          <text:p text:style-name="P38"><text:span text:style-name="T3"><text:s/>Doplníme </text:span><text:span text:style-name="Strong_20_Emphasis"><text:span text:style-name="T2">rekreační divočinu</text:span></text:span><text:span text:style-name="T3"> ​kolem Prahy.</text:span></text:p>
        </text:list-item>
        <text:list-item>
          <text:p text:style-name="P38"><text:span text:style-name="T3"><text:s/>Dotačně podpoříme </text:span><text:span text:style-name="Strong_20_Emphasis"><text:span text:style-name="T2">zelené střechy a vertikální zahrady, zatravnění a květnaté pásy​.</text:span></text:span></text:p>
        </text:list-item>
        <text:list-item>
          <text:p text:style-name="P38"><text:span text:style-name="T3"><text:s/>Podpoříme umísťování </text:span><text:span text:style-name="Strong_20_Emphasis"><text:span text:style-name="T2">pítek a kašen; i potoky a vodní plochy</text:span></text:span><text:span text:style-name="T3"> ​do města patří.</text:span></text:p>
        </text:list-item>
      </text:list>
      <text:h text:style-name="P53" text:outline-level="3"><text:bookmark text:name="aby-nás-smog-nedusil"/>Aby nás smog nedusil</text:h>
      <text:list xml:id="list1326712063" text:style-name="L32">
        <text:list-item>
          <text:p text:style-name="P39"><text:span text:style-name="T3"><text:s/>Využijeme </text:span><text:span text:style-name="Strong_20_Emphasis"><text:span text:style-name="T2">moderních technologií</text:span></text:span><text:span text:style-name="T3">​ pro monitoring a informování o kvalitě ovzduší.</text:span></text:p>
        </text:list-item>
        <text:list-item>
          <text:p text:style-name="P39"><text:span text:style-name="T3"><text:s/>Při hrozbě </text:span><text:span text:style-name="Strong_20_Emphasis"><text:span text:style-name="T2">smogových situací budeme regulovat automobilovou dopravu​.</text:span></text:span></text:p>
        </text:list-item>
        <text:list-item>
          <text:p text:style-name="P39"><text:span text:style-name="T3"><text:s/>Upřednostníme </text:span><text:span text:style-name="Strong_20_Emphasis"><text:span text:style-name="T2">šetrné formy dopravy.</text:span></text:span><text:span text:style-name="T3"> ​V centru města vytvoříme </text:span><text:span text:style-name="Strong_20_Emphasis"><text:span text:style-name="T2">klidové zóny​.</text:span></text:span></text:p>
        </text:list-item>
      </text:list>
      <text:h text:style-name="P53" text:outline-level="3"><text:bookmark text:name="aby-se-nám-lépe-spalo"/>Aby se nám lépe spalo</text:h>
      <text:list xml:id="list4068231509" text:style-name="L33">
        <text:list-item>
          <text:p text:style-name="P40"><text:span text:style-name="T3"><text:s/>Budeme prosazovat </text:span><text:span text:style-name="Strong_20_Emphasis"><text:span text:style-name="T2">citlivá protihluková opatření.</text:span></text:span></text:p>
        </text:list-item>
        <text:list-item>
          <text:p text:style-name="P40"><text:span text:style-name="T3"><text:s/>Zregulujeme veřejné osvětlení a </text:span><text:span text:style-name="Strong_20_Emphasis"><text:span text:style-name="T2">na noc vypneme světelnou reklamu.</text:span></text:span></text:p>
        </text:list-item>
      </text:list>
      <text:h text:style-name="P53" text:outline-level="3"><text:bookmark text:name="nejlepší-je-odpad-který-nevznikne"/>Nejlepší je odpad, který nevznikne</text:h>
      <text:list xml:id="list2658448070" text:style-name="L34">
        <text:list-item>
          <text:p text:style-name="P41"><text:span text:style-name="Strong_20_Emphasis"><text:span text:style-name="T2"><text:s/>Rozšíříme sběr a využití bioodpadů.</text:span></text:span></text:p>
        </text:list-item>
        <text:list-item>
          <text:p text:style-name="P41"><text:span text:style-name="T3"><text:s/>Podpoříme </text:span><text:span text:style-name="Strong_20_Emphasis"><text:span text:style-name="T2">využití vratných obalů​.</text:span></text:span></text:p>
        </text:list-item>
        <text:list-item>
          <text:p text:style-name="P41"><text:span text:style-name="T3"><text:s/>Zavedeme systém „zaplať, kolik vyhodíš“ a jeho variace: </text:span><text:span text:style-name="Strong_20_Emphasis"><text:span text:style-name="T2">třídění se musí lidem vyplatit​.</text:span></text:span></text:p>
        </text:list-item>
      </text:list>
      <text:h text:style-name="P53" text:outline-level="3"><text:bookmark text:name="šetříme-vodu-i-vaši-kapsu"/>Šetříme vodu i vaši kapsu</text:h>
      <text:list xml:id="list3902046673" text:style-name="L35">
        <text:list-item>
          <text:p text:style-name="P42"><text:span text:style-name="Strong_20_Emphasis"><text:span text:style-name="T2"><text:s/>Podpoříme hospodaření s vodou​,</text:span></text:span><text:span text:style-name="T3"> opětovné využití odpadní vody a opatření pro využití nebo zasakování dešťové vody.</text:span></text:p>
        </text:list-item>
        <text:list-item>
          <text:p text:style-name="P42"><text:soft-page-break/><text:span text:style-name="Strong_20_Emphasis"><text:span text:style-name="T2"><text:s/>Budeme hlídat cenu pitné vody,</text:span></text:span><text:span text:style-name="T3"> ​kvalitu dodavatelských služeb i investice do vodárenské infrastruktury.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ebas Neue" svg:font-family="'Bebas Neue', Helvetica, Arial, sans-serif"/>
    <style:font-face style:name="Lohit Devanagari1" svg:font-family="'Lohit Devanagari'"/>
    <style:font-face style:name="Roboto Condensed" svg:font-family="'Roboto Condensed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1:41:52.441560319</meta:creation-date>
    <meta:editing-duration>PT38M26S</meta:editing-duration>
    <meta:editing-cycles>15</meta:editing-cycles>
    <meta:generator>LibreOffice/6.0.7.3$Linux_X86_64 LibreOffice_project/00m0$Build-3</meta:generator>
    <dc:date>2020-05-18T12:20:22.804648597</dc:date>
    <meta:document-statistic meta:table-count="0" meta:image-count="0" meta:object-count="0" meta:page-count="19" meta:paragraph-count="166" meta:word-count="3566" meta:character-count="25243" meta:non-whitespace-character-count="21484"/>
  </office:meta>
</office:document-meta>
</file>